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67b" officeooo:paragraph-rsid="0016567b"/>
    </style:style>
    <style:style style:name="P2" style:family="paragraph" style:parent-style-name="Standard">
      <style:text-properties officeooo:rsid="0016567b" officeooo:paragraph-rsid="00184fcd"/>
    </style:style>
    <style:style style:name="P3" style:family="paragraph" style:parent-style-name="Standard">
      <style:text-properties officeooo:rsid="00184fcd" officeooo:paragraph-rsid="00184fcd"/>
    </style:style>
    <style:style style:name="P4" style:family="paragraph" style:parent-style-name="Standard">
      <style:text-properties officeooo:rsid="00192d8b" officeooo:paragraph-rsid="00192d8b"/>
    </style:style>
    <style:style style:name="P5" style:family="paragraph" style:parent-style-name="Standard">
      <style:text-properties fo:font-weight="bold" officeooo:rsid="00184fcd" officeooo:paragraph-rsid="00184fcd" style:font-weight-asian="bold" style:font-weight-complex="bold"/>
    </style:style>
    <style:style style:name="P6" style:family="paragraph" style:parent-style-name="Standard">
      <style:text-properties fo:font-weight="bold" officeooo:rsid="00192d8b" officeooo:paragraph-rsid="00192d8b" style:font-weight-asian="bold" style:font-weight-complex="bold"/>
    </style:style>
    <style:style style:name="P7" style:family="paragraph" style:parent-style-name="Standard">
      <style:text-properties officeooo:rsid="001af40c" officeooo:paragraph-rsid="001af40c"/>
    </style:style>
    <style:style style:name="P8" style:family="paragraph" style:parent-style-name="Standard">
      <style:text-properties fo:color="#0000ff" fo:font-weight="normal" officeooo:rsid="001af40c" officeooo:paragraph-rsid="001af40c" style:font-weight-asian="normal" style:font-weight-complex="normal"/>
    </style:style>
    <style:style style:name="P9" style:family="paragraph" style:parent-style-name="Standard">
      <style:text-properties fo:color="#ff0000" fo:font-weight="normal" officeooo:rsid="001af40c" officeooo:paragraph-rsid="001af40c" style:font-weight-asian="normal" style:font-weight-complex="normal"/>
    </style:style>
    <style:style style:name="P10" style:family="paragraph" style:parent-style-name="Standard">
      <style:text-properties fo:color="#000000" fo:font-weight="normal" officeooo:rsid="001af40c" officeooo:paragraph-rsid="001af40c" style:font-weight-asian="normal" style:font-weight-complex="normal"/>
    </style:style>
    <style:style style:name="P11" style:family="paragraph" style:parent-style-name="Standard">
      <style:text-properties officeooo:rsid="001bf07d" officeooo:paragraph-rsid="001bf07d"/>
    </style:style>
    <style:style style:name="P12" style:family="paragraph" style:parent-style-name="Standard">
      <style:text-properties officeooo:rsid="001c4020" officeooo:paragraph-rsid="001c4020"/>
    </style:style>
    <style:style style:name="P13" style:family="paragraph" style:parent-style-name="Standard">
      <style:text-properties officeooo:rsid="001af40c" officeooo:paragraph-rsid="001af40c"/>
    </style:style>
    <style:style style:name="P14" style:family="paragraph" style:parent-style-name="Standard">
      <style:text-properties fo:color="#ff7f00" fo:font-weight="normal" officeooo:rsid="001af40c" officeooo:paragraph-rsid="001af40c" style:font-weight-asian="normal" style:font-weight-complex="normal"/>
    </style:style>
    <style:style style:name="T1" style:family="text">
      <style:text-properties officeooo:rsid="00184fcd"/>
    </style:style>
    <style:style style:name="T2" style:family="text">
      <style:text-properties officeooo:rsid="00192d8b"/>
    </style:style>
    <style:style style:name="T3" style:family="text">
      <style:text-properties fo:color="#0000ff"/>
    </style:style>
    <style:style style:name="T4" style:family="text">
      <style:text-properties fo:color="#008000"/>
    </style:style>
    <style:style style:name="T5" style:family="text">
      <style:text-properties fo:color="#ff7f00"/>
    </style:style>
    <style:style style:name="T6" style:family="text">
      <style:text-properties fo:color="#ff0000"/>
    </style:style>
    <style:style style:name="T7" style:family="text">
      <style:text-properties officeooo:rsid="001d6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-</text:span>Variables :</text:p>
      <text:p text:style-name="P1"/>
      <text:p text:style-name="P1"><text:tab/>Définition :</text:p>
      <text:p text:style-name="P1"/>
      <text:p text:style-name="P1">une variable est une donnée que l’on stock afin de pouvoir l’utiliser ou la modifier ensuite.</text:p>
      <text:p text:style-name="P1"/>
      <text:p text:style-name="P1"/>
      <text:p text:style-name="P1">Déclaration d’un variable :</text:p>
      <text:p text:style-name="P1"/>
      <text:p text:style-name="P1">de la façon suivante :</text:p>
      <text:p text:style-name="P1"/>
      <text:p text:style-name="P1">var ma_variable</text:p>
      <text:p text:style-name="P1"/>
      <text:p text:style-name="P1">ou</text:p>
      <text:p text:style-name="P1"/>
      <text:p text:style-name="P1">var ma_variable=le_truc_a_mettre_dedans</text:p>
      <text:p text:style-name="P1"/>
      <text:p text:style-name="P1"/>
      <text:p text:style-name="P1"><text:tab/>Type de données :</text:p>
      <text:p text:style-name="P1"/>
      <text:p text:style-name="P1">numérique :</text:p>
      <text:p text:style-name="P1">int : des entiers : 2 4 -8 6 ….</text:p>
      <text:p text:style-name="P3"/>
      <text:p text:style-name="P1"/>
      <text:p text:style-name="P1">float : des réels : 2,4 <text:s/>-9,5….</text:p>
      <text:p text:style-name="P2"/>
      <text:p text:style-name="P1">chaînes : <text:span text:style-name="T1">string</text:span></text:p>
      <text:p text:style-name="P3">une suite de caractère destinée à être affiché telle qu’écrite, se met entre cotes.</text:p>
      <text:p text:style-name="P1">« ceci est une chaîne »</text:p>
      <text:p text:style-name="P3"/>
      <text:p text:style-name="P1"/>
      <text:p text:style-name="P1">tableau : <text:span text:style-name="T1">array</text:span></text:p>
      <text:p text:style-name="P3">une collection de clé et de valeur rangée dans un tableau.</text:p>
      <text:p text:style-name="P3">On peut appelé un élément unique, tout ou partie de la collection</text:p>
      <text:p text:style-name="P3"/>
      <text:p text:style-name="P1"/>
      <text:p text:style-name="P3"><text:span text:style-name="T2">-</text:span>Structure :</text:p>
      <text:p text:style-name="P3"/>
      <text:p text:style-name="P3"><text:tab/>alternative :</text:p>
      <text:p text:style-name="P3"/>
      <text:p text:style-name="P5">if<text:tab/><text:tab/>if else<text:tab/><text:tab/><text:tab/><text:span text:style-name="T2">switch<text:tab/><text:tab/><text:tab/>case<text:tab/><text:tab/><text:tab/>default</text:span></text:p>
      <text:p text:style-name="P3"/>
      <text:p text:style-name="P4">si<text:tab/><text:tab/>si ou sinon<text:tab/><text:tab/>faire ci ou ça<text:tab/><text:tab/>dans le cas<text:tab/><text:tab/>action si</text:p>
      <text:p text:style-name="P4"><text:tab/><text:tab/><text:tab/><text:tab/><text:tab/>suivant le cas<text:tab/><text:tab/><text:tab/><text:tab/><text:tab/>dans aucun <text:tab/><text:tab/><text:tab/><text:tab/><text:tab/><text:tab/><text:tab/><text:tab/><text:tab/><text:tab/><text:tab/><text:tab/>cas</text:p>
      <text:p text:style-name="P3"/>
      <text:p text:style-name="P6">break<text:tab/><text:tab/>return</text:p>
      <text:p text:style-name="P4"/>
      <text:p text:style-name="P4">stop<text:tab/><text:tab/>renvoyer le</text:p>
      <text:p text:style-name="P4"><text:tab/><text:tab/>résultat</text:p>
      <text:p text:style-name="P4"/>
      <text:p text:style-name="P4"/>
      <text:p text:style-name="P4"><text:soft-page-break/><text:tab/>itération :</text:p>
      <text:p text:style-name="P4"/>
      <text:p text:style-name="P6">for<text:tab/><text:tab/><text:tab/><text:tab/><text:tab/>while<text:tab/><text:tab/><text:tab/><text:tab/><text:tab/><text:tab/>do</text:p>
      <text:p text:style-name="P4"/>
      <text:p text:style-name="P6">pour :<text:tab/><text:tab/><text:tab/><text:tab/><text:tab/>tant que :<text:tab/><text:tab/><text:tab/><text:tab/><text:tab/>fait :</text:p>
      <text:p text:style-name="P4">pour telle valeur faire ça<text:tab/><text:tab/>tant que la valeur définie n’est pas<text:tab/><text:tab/>faire ceci jusqu’à</text:p>
      <text:p text:style-name="P4"><text:tab/><text:tab/><text:tab/><text:tab/><text:tab/>atteinte, faire ceci<text:tab/><text:tab/><text:tab/><text:tab/>qu’une autre <text:tab/><text:tab/><text:tab/><text:tab/><text:tab/><text:tab/><text:tab/><text:tab/><text:tab/><text:tab/><text:tab/><text:tab/>condition arrive</text:p>
      <text:p text:style-name="P4"/>
      <text:p text:style-name="P4"/>
      <text:p text:style-name="P4"/>
      <text:p text:style-name="P7">les fonctions :</text:p>
      <text:p text:style-name="P7"/>
      <text:p text:style-name="P7">une fonction est un ensemble d’instructions effectuant une tâche ou calculant une valeur.</text:p>
      <text:p text:style-name="P7">Il faut déclarer une fonction par son nom, mettre entre parenthèse et séparés par des virgules les arguments à passer par la fonction ; on défini les instructions de la fonction entre accolade.</text:p>
      <text:p text:style-name="P7"/>
      <text:p text:style-name="P7"/>
      <text:p text:style-name="P8">declaration <text:span text:style-name="T4">nom de la fonction </text:span><text:span text:style-name="T5">élément à passer dans la fonction</text:span></text:p>
      <text:p text:style-name="P14"/>
      <text:p text:style-name="P9">action de la fonction</text:p>
      <text:p text:style-name="P14"/>
      <text:p text:style-name="P10">Ex : </text:p>
      <text:p text:style-name="P14"/>
      <text:p text:style-name="P7">f<text:span text:style-name="T3">unction</text:span> <text:span text:style-name="T4">btnActionEmail</text:span><text:span text:style-name="T5">(num)</text:span></text:p>
      <text:p text:style-name="P7">{</text:p>
      <text:p text:style-name="P7"><text:tab/><text:span text:style-name="T6">alert('btnActionEmail -- ligne : '+num+"</text:span></text:p>
      <text:p text:style-name="P7">}</text:p>
      <text:p text:style-name="P7"/>
      <text:p text:style-name="P7"/>
      <text:p text:style-name="P11">return :</text:p>
      <text:p text:style-name="P11">met fin à <text:span text:style-name="T7">l’exécution</text:span> de la fonction et renvoie la valeur de l’instruction</text:p>
      <text:p text:style-name="P11"/>
      <text:p text:style-name="P11"/>
      <text:p text:style-name="P11"/>
      <text:p text:style-name="P11"><text:tab/>accès DOM :</text:p>
      <text:p text:style-name="P11"/>
      <text:p text:style-name="P11"/>
      <text:p text:style-name="P11">Le DOM, ou Document Objet Model est la structure du document html, il permet d’accéder à <text:s/>tout élément afin d’en <text:span text:style-name="T7">récupérer</text:span> l’information ou de la modifier.</text:p>
      <text:p text:style-name="P11"/>
      <text:p text:style-name="P11">On y accède par le code :</text:p>
      <text:p text:style-name="P11"/>
      <text:p text:style-name="P11">document.querySelector (truc_a_recuperer)</text:p>
      <text:p text:style-name="P11"/>
      <text:p text:style-name="P11">et de le stocker dans une variable :</text:p>
      <text:p text:style-name="P11"/>
      <text:p text:style-name="P11">element=document.querySelector (truc_a_recuperer)</text:p>
      <text:p text:style-name="P11"/>
      <text:p text:style-name="P11"/>
      <text:p text:style-name="P11"/>
      <text:p text:style-name="P11"/>
      <text:p text:style-name="P11"><text:soft-page-break/>ex :</text:p>
      <text:p text:style-name="P11">var tbody=document.querySelector('#tbody');</text:p>
      <text:p text:style-name="P11"/>
      <text:p text:style-name="P11"/>
      <text:p text:style-name="P11">dans l’exemple ci-dessus, on est aller <text:span text:style-name="T7">récupérer</text:span> l’ensemble de <text:span text:style-name="T7">l’élément</text:span> tbody par son id #tbody pour le stocker dans la variable tbody</text:p>
      <text:p text:style-name="P11"/>
      <text:p text:style-name="P12">on peut créer un nouvel élément du DOM avec createElement :</text:p>
      <text:p text:style-name="P12"/>
      <text:p text:style-name="P12">var paragraphe=document.createElement(« p ») ;</text:p>
      <text:p text:style-name="P12"/>
      <text:p text:style-name="P12">puis l’ajouter à la fin du document :</text:p>
      <text:p text:style-name="P12"/>
      <text:p text:style-name="P12">document.body..appendChild(p) ;</text:p>
      <text:p text:style-name="P12"/>
      <text:p text:style-name="P12">ou l’ajouter au debut du document :</text:p>
      <text:p text:style-name="P12"/>
      <text:p text:style-name="P12">document.body.prependChild(p) ;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30:54.599000000</meta:creation-date>
    <dc:date>2017-10-16T16:00:50.587000000</dc:date>
    <meta:editing-duration>PT14M25S</meta:editing-duration>
    <meta:editing-cycles>3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58" meta:word-count="374" meta:character-count="2280" meta:non-whitespace-character-count="1880"/>
  </office:meta>
</office:document-meta>
</file>